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, we have been able to apprehend
the bandit gang's leader. 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now? It's already evening, so it's
probably too late to be wanderin' around
outdoors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pains me to have Takoyaki-san work so hard
on our behalf, but proper rest is vital.</text:p>
          </table:table-cell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 office:value-type="string">
            <text:p>I think we should stay at an inn for the
night.</text:p>
          </table:table-cell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certainly has been one gruelling battle
after another, recently. And they're sure to
only continue from here.</text:p>
          </table:table-cell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 office:value-type="string">
            <text:p>As Komu says, we should take advantage of
this downtime and relax.</text:p>
          </table:table-cell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o to the hotel in the castle
town!</text:p>
          </table:table-cell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 office:value-type="string">
            <text:p>I wonder if they have any rooms free?</text:p>
          </table:table-cell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n't, then are we gonna camp?</text:p>
          </table:table-cell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at point, we should probably stay at
the castle or the church...</text:p>
          </table:table-cell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Wanna move to the Southlands?</text:p>
          </table:table-cell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Wanna warp to Zazābu Port Town so you can go
to the Northlands?</text:p>
          </table:table-cell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